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Marianne" svg:font-family="Mariann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Prescriptions" style:family="table">
      <style:table-properties style:width="17cm" table:align="margins"/>
    </style:style>
    <style:style style:name="TableauPrescriptions.A" style:family="table-column">
      <style:table-column-properties style:column-width="8.712cm" style:rel-column-width="33583*"/>
    </style:style>
    <style:style style:name="TableauPrescriptions.B" style:family="table-column">
      <style:table-column-properties style:column-width="4.156cm" style:rel-column-width="16019*"/>
    </style:style>
    <style:style style:name="TableauPrescriptions.C" style:family="table-column">
      <style:table-column-properties style:column-width="4.133cm" style:rel-column-width="15933*"/>
    </style:style>
    <style:style style:name="TableauPrescription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Prescriptions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Prescriptions.C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Prescriptions.A2" style:family="table-cell">
      <style:table-cell-properties fo:padding="0.097cm" fo:border-left="0.002cm solid #000000" fo:border-right="none" fo:border-top="none" fo:border-bottom="0.002cm solid #000000"/>
    </style:style>
    <style:style style:name="TableauPrescription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Annexe" style:family="table">
      <style:table-properties style:width="17cm" table:align="margins"/>
    </style:style>
    <style:style style:name="TableauAnnexe.A" style:family="table-column">
      <style:table-column-properties style:column-width="17cm" style:rel-column-width="65535*"/>
    </style:style>
    <style:style style:name="TableauAnnexe.A1" style:family="table-cell">
      <style:table-cell-properties fo:padding="0.097cm" fo:border="0.002cm solid #000000"/>
    </style:style>
    <style:style style:name="P1" style:family="paragraph" style:parent-style-name="Title">
      <style:text-properties style:font-name="Marianne"/>
    </style:style>
    <style:style style:name="P2" style:family="paragraph" style:parent-style-name="Table_20_Contents">
      <style:text-properties style:font-name="Marianne"/>
    </style:style>
    <style:style style:name="P3" style:family="paragraph" style:parent-style-name="Table_20_Contents">
      <style:paragraph-properties fo:text-align="start" style:justify-single-word="false"/>
      <style:text-properties style:font-name="Marianne" fo:font-size="9pt" style:text-underline-style="none" fo:font-weight="normal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Marianne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Marianne"/>
    </style:style>
    <style:style style:name="P6" style:family="paragraph" style:parent-style-name="Standard">
      <style:paragraph-properties fo:text-align="center" style:justify-single-word="false"/>
      <style:text-properties style:font-name="Marianne"/>
    </style:style>
    <style:style style:name="P7" style:family="paragraph" style:parent-style-name="Standard">
      <style:paragraph-properties fo:text-align="center" style:justify-single-word="false"/>
      <style:text-properties style:font-name="Marianne" style:text-underline-style="solid" style:text-underline-type="double" style:text-underline-width="auto" style:text-underline-color="font-color"/>
    </style:style>
    <style:style style:name="P8" style:family="paragraph" style:parent-style-name="Standard">
      <style:paragraph-properties fo:break-before="page"/>
      <style:text-properties style:font-name="Marianne" fo:font-size="15pt" style:font-size-asian="15pt" style:font-size-complex="15pt"/>
    </style:style>
    <style:style style:name="P9" style:family="paragraph" style:parent-style-name="Standard">
      <style:text-properties style:font-name="Marianne"/>
    </style:style>
    <style:style style:name="P10" style:family="paragraph" style:parent-style-name="Heading_20_2">
      <style:text-properties style:font-name="Marianne"/>
    </style:style>
    <style:style style:name="P11" style:family="paragraph" style:parent-style-name="Heading_20_1">
      <style:text-properties style:font-name="Marian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d'inspection</text:p>
      <text:p text:style-name="P7"/>
      <text:p text:style-name="P6"/>
      <table:table table:name="TableauPrescriptions" table:style-name="TableauPrescriptions">
        <table:table-column table:style-name="TableauPrescriptions.A"/>
        <table:table-column table:style-name="TableauPrescriptions.B"/>
        <table:table-column table:style-name="TableauPrescriptions.C"/>
        <table:table-row>
          <table:table-cell table:style-name="TableauPrescriptions.A1" office:value-type="string">
            <text:h text:style-name="P11" text:outline-level="1">Références réglementaires</text:h>
          </table:table-cell>
          <table:table-cell table:style-name="TableauPrescriptions.B1" office:value-type="string">
            <text:h text:style-name="P11" text:outline-level="1">Éléments / justifications apportés par l’exploitant</text:h>
          </table:table-cell>
          <table:table-cell table:style-name="TableauPrescriptions.C1" office:value-type="string">
            <text:h text:style-name="P11" text:outline-level="1">Constats de l’Inspection</text:h>
          </table:table-cell>
        </table:table-row>
        <table:table-row>
          <table:table-cell table:style-name="TableauPrescriptions.A2" office:value-type="string">
            <text:h text:style-name="P10" text:outline-level="2">[REFERENCE]</text:h>
            <text:p text:style-name="P3">[CONTENT]</text:p>
          </table:table-cell>
          <table:table-cell table:style-name="TableauPrescriptions.A2" office:value-type="string">
            <text:p text:style-name="P4"/>
          </table:table-cell>
          <table:table-cell table:style-name="TableauPrescriptions.C2" office:value-type="string">
            <text:p text:style-name="P4"/>
          </table:table-cell>
        </table:table-row>
      </table:table>
      <text:p text:style-name="P5"/>
      <text:section text:style-name="Sect1" text:name="TableSection">
        <text:p text:style-name="P8">Tableau n°[NUMERO_TABLEAU]</text:p>
        <text:p text:style-name="P5"/>
        <table:table table:name="TableauAnnexe" table:style-name="TableauAnnexe">
          <table:table-column table:style-name="TableauAnnexe.A"/>
          <table:table-row>
            <table:table-cell table:style-name="TableauAnnexe.A1" office:value-type="string">
              <text:p text:style-name="P2">[CONTENT]</text:p>
            </table:table-cell>
          </table:table-row>
        </table:table>
        <text:p text:style-name="P5"/>
        <text:p text:style-name="P5"/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Marianne" svg:font-family="Mariann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cm" fo:margin-bottom="0cm" fo:text-align="start" style:justify-single-word="false" fo:text-indent="0cm" style:auto-text-indent="false" style:page-number="auto"/>
      <style:text-properties fo:font-size="9pt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  <style:text-properties fo:font-size="9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25T15:28:03</meta:creation-date>
    <meta:editing-duration>PT6M14S</meta:editing-duration>
    <meta:editing-cycles>4</meta:editing-cycles>
    <meta:generator>OpenOffice/4.1.10$Unix OpenOffice.org_project/4110m2$Build-9807</meta:generator>
    <dc:date>2021-08-25T15:56:37</dc:date>
    <dc:creator>Rémi Delbouys</dc:creator>
    <meta:document-statistic meta:table-count="2" meta:image-count="0" meta:object-count="0" meta:page-count="2" meta:paragraph-count="8" meta:word-count="18" meta:character-count="173"/>
  </office:meta>
</office:document-meta>
</file>